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</style:style>
    <style:style style:name="P2" style:family="paragraph" style:parent-style-name="Standard">
      <style:paragraph-properties fo:break-before="page"/>
    </style:style>
    <style:style style:name="P3" style:family="paragraph" style:parent-style-name="Heading_20_3">
      <style:text-properties fo:font-variant="normal" fo:text-transform="none" fo:color="#222222" style:font-name="arial" fo:font-size="8.94999980926514pt" fo:letter-spacing="normal" fo:font-style="normal" style:text-underline-style="solid" style:text-underline-width="auto" style:text-underline-color="font-color" fo:font-weight="normal"/>
    </style:style>
    <style:style style:name="P4" style:family="paragraph" style:parent-style-name="Heading_20_2">
      <style:text-properties fo:font-variant="normal" fo:text-transform="none" fo:color="#222222" style:font-name="arial" fo:font-size="8.94999980926514pt" fo:letter-spacing="normal" fo:font-style="normal" style:text-underline-style="solid" style:text-underline-width="auto" style:text-underline-color="font-color" fo:font-weight="normal"/>
    </style:style>
    <style:style style:name="P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22222" style:font-name="arial" fo:font-size="8.94999980926514pt" fo:letter-spacing="normal" fo:font-style="normal" fo:font-weight="normal"/>
    </style:style>
    <style:style style:name="P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22222" style:font-name="arial" fo:font-size="8.94999980926514pt" fo:letter-spacing="normal" fo:font-style="normal" fo:font-weight="normal" officeooo:rsid="000079f2" officeooo:paragraph-rsid="000079f2"/>
    </style:style>
    <style:style style:name="P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22222" style:font-name="arial" fo:font-size="8.94999980926514pt" fo:letter-spacing="normal" fo:font-style="normal" fo:font-weight="normal" officeooo:rsid="000079f2" officeooo:paragraph-rsid="000352ac"/>
    </style:style>
    <style:style style:name="P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22222" style:font-name="arial" fo:font-size="8.94999980926514pt" fo:letter-spacing="normal" fo:font-style="normal" fo:font-weight="normal" officeooo:rsid="000079f2" officeooo:paragraph-rsid="0003be73"/>
    </style:style>
    <style:style style:name="P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22222" style:font-name="arial" fo:font-size="8.94999980926514pt" fo:letter-spacing="normal" fo:font-style="normal" fo:font-weight="normal" officeooo:rsid="000352ac" officeooo:paragraph-rsid="000352ac"/>
    </style:style>
    <style:style style:name="P10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22222" style:font-name="arial" fo:font-size="8.94999980926514pt" fo:letter-spacing="normal" fo:font-style="normal" style:text-underline-style="solid" style:text-underline-width="auto" style:text-underline-color="font-color" fo:font-weight="normal"/>
    </style:style>
    <style:style style:name="P11" style:family="paragraph" style:parent-style-name="Standard">
      <style:paragraph-properties fo:margin-left="0in" fo:margin-right="0in" fo:text-align="start" style:justify-single-word="false" fo:orphans="2" fo:widows="2" fo:text-indent="0in" style:auto-text-indent="false" fo:break-before="page"/>
      <style:text-properties fo:font-variant="normal" fo:text-transform="none" fo:color="#222222" style:font-name="arial" fo:font-size="8.94999980926514pt" fo:letter-spacing="normal" fo:font-style="normal" fo:font-weight="normal" officeooo:rsid="000079f2" officeooo:paragraph-rsid="000079f2"/>
    </style:style>
    <style:style style:name="P12" style:family="paragraph" style:parent-style-name="Standard">
      <style:paragraph-properties fo:margin-left="0.4925in" fo:margin-right="0in" fo:text-align="start" style:justify-single-word="false" fo:orphans="2" fo:widows="2" fo:text-indent="0in" style:auto-text-indent="false"/>
      <style:text-properties fo:font-variant="normal" fo:text-transform="none" fo:color="#222222" style:font-name="arial" fo:font-size="8.94999980926514pt" fo:letter-spacing="normal" fo:font-style="normal" fo:font-weight="normal" officeooo:rsid="000079f2" officeooo:paragraph-rsid="000352ac"/>
    </style:style>
    <style:style style:name="P13" style:family="paragraph">
      <style:paragraph-properties fo:margin-left="0in" fo:margin-right="0in" fo:margin-top="0in" fo:margin-bottom="0in" fo:line-height="100%" fo:text-align="center" fo:text-indent="0in"/>
    </style:style>
    <style:style style:name="P14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 draw:fill-color="#cfe7f5"/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in" fo:margin-right="0in" fo:margin-top="0in" fo:margin-bottom="0in" fo:line-height="100%" fo:text-indent="0in"/>
    </style:style>
    <style:style style:name="P18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 draw:fill-color="#cfe7f5"/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222222" style:font-name="arial" fo:font-size="8.94999980926514pt" fo:letter-spacing="normal" fo:font-style="normal" fo:font-weight="normal"/>
    </style:style>
    <style:style style:name="T2" style:family="text">
      <style:text-properties officeooo:rsid="000079f2"/>
    </style:style>
    <style:style style:name="T3" style:family="text">
      <style:text-properties officeooo:rsid="000352ac"/>
    </style:style>
    <style:style style:name="T4" style:family="text">
      <style:text-properties officeooo:rsid="00037d7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37d79" style:font-weight-asian="bold" style:font-weight-complex="bold"/>
    </style:style>
    <style:style style:name="T7" style:family="text">
      <style:text-properties fo:font-weight="bold" officeooo:rsid="000352ac" style:font-weight-asian="bold" style:font-weight-complex="bold"/>
    </style:style>
    <style:style style:name="T8" style:family="text">
      <style:text-properties fo:font-weight="bold" officeooo:rsid="0003be73" style:font-weight-asian="bold" style:font-weight-complex="bold"/>
    </style:style>
    <style:style style:name="T9" style:family="text">
      <style:text-properties fo:font-weight="bold" officeooo:rsid="0004bafb" style:font-weight-asian="bold" style:font-weight-complex="bold"/>
    </style:style>
    <style:style style:name="T10" style:family="text">
      <style:text-properties fo:font-weight="bold" officeooo:rsid="000719d9" style:font-weight-asian="bold" style:font-weight-complex="bold"/>
    </style:style>
    <style:style style:name="T11" style:family="text">
      <style:text-properties officeooo:rsid="0003be73"/>
    </style:style>
    <style:style style:name="T12" style:family="text">
      <style:text-properties officeooo:rsid="0003be73" style:font-weight-asian="normal" style:font-weight-complex="normal"/>
    </style:style>
    <style:style style:name="T13" style:family="text">
      <style:text-properties officeooo:rsid="0004bafb" style:font-weight-asian="normal" style:font-weight-complex="normal"/>
    </style:style>
    <style:style style:name="T14" style:family="text">
      <style:text-properties officeooo:rsid="000719d9" style:font-weight-asian="normal" style:font-weight-complex="normal"/>
    </style:style>
    <style:style style:name="T15" style:family="text">
      <style:text-properties officeooo:rsid="0004bafb"/>
    </style:style>
    <style:style style:name="T16" style:family="text">
      <style:text-properties officeooo:rsid="000650ef"/>
    </style:style>
    <style:style style:name="T17" style:family="text"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none" draw:fill-color="#fffff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4319in" fo:min-width="1.27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4319in" fo:min-width="1.415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1445in" fo:min-width="0.105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esign for degrees of separation</text:p>
      <text:p text:style-name="Standard"/>
      <text:p text:style-name="Standard">NB. the term “Film” is used to a “Movie” as the logical entity used in the program code is named Film. Both terms are used interchangeably. A Film is actually a film title, i.e. Several Films may hold the same primaryTitle: some of which may be a video, a documentary with the same name but made in a different year, etcetera. </text:p>
      <text:p text:style-name="Standard"/>
      <text:p text:style-name="Standard">In case of the Degree of Separation function, it is vital to use filtering extensively. See text below how the filtering has been determined.</text:p>
      <text:p text:style-name="Standard"/>
      <text:p text:style-name="Standard">Logical relationships:</text:p>
      <text:p text:style-name="Standard"/>
      <text:p text:style-name="Standard"/>
      <text:p text:style-name="Standard"/>
      <text:p text:style-name="Standard"><draw:g text:anchor-type="paragraph" draw:z-index="0" draw:style-name="gr1"><draw:ellipse draw:style-name="gr2" draw:text-style-name="P14" svg:width="1.4252in" svg:height="0.6858in" svg:x="0.4472in" svg:y="0.0866in"><text:p text:style-name="P13"><text:span text:style-name="T17">Film (titlebasics)</text:span></text:p></draw:ellipse><draw:ellipse draw:style-name="gr2" draw:text-style-name="P14" svg:width="1.4252in" svg:height="0.6858in" svg:x="0.5425in" svg:y="1.7701in"><text:p text:style-name="P13"><text:span text:style-name="T17">Actor (namebasics)</text:span></text:p></draw:ellipse><draw:ellipse draw:style-name="gr2" draw:text-style-name="P14" svg:width="1.4252in" svg:height="0.6858in" svg:x="1.4291in" svg:y="0.9283in"><text:p text:style-name="P13"><text:span text:style-name="T17">Film-Actor (titleprincipals)</text:span></text:p></draw:ellipse><draw:line draw:style-name="gr3" draw:text-style-name="P15" svg:x1="2.0622in" svg:y1="0.928in" svg:x2="1.8087in" svg:y2="0.585in"><text:p/></draw:line><draw:line draw:style-name="gr3" draw:text-style-name="P15" svg:x1="1.9358in" svg:y1="1.6138in" svg:x2="1.6823in" svg:y2="1.8319in"><text:p/></draw:lin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Filtering of relevant information:</text:p>
      <text:p text:style-name="P1"><text:line-break/><text:span text:style-name="T1">An Actor is a record from the namebasics table for which the date of birth is not empty. This is to filter out relatively unknown actors. Many actors share the same primary name.</text:span></text:p>
      <text:p text:style-name="P5"/>
      <text:p text:style-name="P5">In order to limit the number of hits for a film title, a Film is defined to be a record from table titlebasics where the titleType has one of the values ​​'short', 'movie', 'tvshort' and 'tvMovie'.</text:p>
      <text:p text:style-name="P5"/>
      <text:p text:style-name="P5"><text:s/>The Film_Actor relationship is established via the titleprincipals table based on the reference key tconst (to film) and nconst (to Actor). Only the values ​​from the titleprincipal table are used where the category has one of the values ​​('actor', 'self' or 'archive_footage'). In this way only the relationships are used with persons who play an actor role in that particular film title.</text:p>
      <text:p text:style-name="Standard"/>
      <text:p text:style-name="P2"/>
      <text:h text:style-name="P4" text:outline-level="2">Definition:</text:h>
      <text:p text:style-name="P5"/>
      <text:p text:style-name="P5">The actor list of first separation of a certain actor are the actors where a Film_Actor relationship record exists for a common film title. I.e.: If actors A1 and A2 have degree of separation 1, then a title T1 exists with two Actor-Film records: one for A1 and T1 and one for A1 and T2.</text:p>
      <text:p text:style-name="P5"/>
      <text:h text:style-name="P3" text:outline-level="3">Algorithm: Construct separation sets for level 1 for actor A1.</text:h>
      <text:p text:style-name="P5">Retrieve all Film keys where <text:span text:style-name="T2">actor A1 is part of the actor crew</text:span></text:p>
      <text:p text:style-name="P5">Retrieve all Actor keys <text:span text:style-name="T2">for these films</text:span></text:p>
      <text:p text:style-name="P5"/>
      <text:p text:style-name="P10">Algorithm: Construct separaton sets level n+1 for actor A1 using previous levels</text:p>
      <text:p text:style-name="P6">For all actors in previous separation set, construct the separation set level1 for this actor<text:line-break/>Merge the actors in those separation sets into a set of actors</text:p>
      <text:p text:style-name="P6"/>
      <text:p text:style-name="P5"/>
      <text:p text:style-name="P5"><draw:g text:anchor-type="paragraph" draw:z-index="1" draw:style-name="gr1"><draw:ellipse draw:style-name="gr4" draw:text-style-name="P16" svg:width="0.5969in" svg:height="0.6996in" svg:x="3.3819in" svg:y="1.15in"><text:p/></draw:ellipse><draw:ellipse draw:style-name="gr4" draw:text-style-name="P16" svg:width="2.4169in" svg:height="1.9776in" svg:x="2.2776in" svg:y="0.3591in"><text:p/></draw:ellipse><draw:ellipse draw:style-name="gr4" draw:text-style-name="P16" svg:width="1.4323in" svg:height="1.2469in" svg:x="2.9039in" svg:y="0.9071in"><text:p/></draw:ellipse><draw:frame draw:style-name="gr5" draw:text-style-name="P18" svg:width="1.4713in" svg:height="0.5307in" svg:x="1.3291in" svg:y="1.1264in"><draw:text-box><text:p text:style-name="P17"><text:span text:style-name="T18">Level n set for actor 1: </text:span></text:p><text:p text:style-name="P17"><text:span text:style-name="T18">Films and </text:span></text:p><text:p text:style-name="P17"><text:span text:style-name="T18">Film-Actor records</text:span></text:p></draw:text-box></draw:frame><draw:frame draw:style-name="gr6" draw:text-style-name="P18" svg:width="1.6134in" svg:height="0.5307in" svg:x="1.2693in" svg:y="0.0854in"><draw:text-box><text:p text:style-name="P17"><text:span text:style-name="T18">Level n+1 set for actor 1: </text:span></text:p><text:p text:style-name="P17"><text:span text:style-name="T18">Films and </text:span></text:p><text:p text:style-name="P17"><text:span text:style-name="T18">Film-Actor records</text:span></text:p></draw:text-box></draw:frame><draw:line draw:style-name="gr7" draw:text-style-name="P19" svg:x1="2.2768in" svg:y1="0.2992in" svg:x2="2.8736in" svg:y2="0.4819in"><text:p/></draw:line><draw:line draw:style-name="gr7" draw:text-style-name="P19" svg:x1="2.0677in" svg:y1="1.3323in" svg:x2="2.9331in" svg:y2="1.302in"><text:p/></draw:line><draw:line draw:style-name="gr7" draw:text-style-name="P19" svg:x1="3.4106in" svg:y1="1.5756in" svg:x2="1.8591in" svg:y2="2.0925in"><text:p/></draw:line><draw:frame draw:style-name="gr8" draw:text-style-name="P18" svg:width="0.3031in" svg:height="0.2433in" svg:x="1.6811in" svg:y="1.9839in"><draw:text-box><text:p text:style-name="P17"><text:span text:style-name="T18">...</text:span></text:p></draw:text-box></draw:frame></draw:g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The separation sets grow exponentially. It is therefore wise to try to avoid to create higher levels of separation. </text:p>
      <text:p text:style-name="P5"/>
      <text:p text:style-name="P6">- It is not necessary to create the separation set completely as soon as there is a hit (second actor is found in the list of actors inside a loop finding actors in a film)</text:p>
      <text:p text:style-name="P6">- Only start creating a higher level of separation when the previous level did not succeed in delivering a hit.</text:p>
      <text:p text:style-name="P6"/>
      <text:p text:style-name="P11"/>
      <text:h text:style-name="Heading_20_1" text:outline-level="1">Algorithm</text:h>
      <text:p text:style-name="P6"/>
      <text:p text:style-name="P6">This leads to the following recursive function: <text:span text:style-name="T11">(pseudocode)</text:span></text:p>
      <text:p text:style-name="P6"/>
      <text:p text:style-name="P6"><text:span text:style-name="T3">Actor <text:s/></text:span>Check (<text:span text:style-name="T5">actor1</text:span>, <text:span text:style-name="T5">actor2</text:span>, int <text:span text:style-name="T5">level</text:span>)</text:p>
      <text:p text:style-name="P6">Found = false</text:p>
      <text:p text:style-name="P9">actorfilmlist (&lt;actor&gt;, &lt;film&gt;) is new empty list</text:p>
      <text:p text:style-name="P6">loop find find film <text:span text:style-name="T6">film</text:span> having actor <text:span text:style-name="T5">actor1</text:span> in its actor crew</text:p>
      <text:p text:style-name="P6"><text:s text:c="3"/>loop <text:span text:style-name="T4">for all actors </text:span><text:span text:style-name="T6">actor</text:span><text:span text:style-name="T4"> in</text:span> crew for <text:span text:style-name="T6">film</text:span><text:span text:style-name="T4"> {</text:span></text:p>
      <text:p text:style-name="P6"><text:s text:c="9"/>if <text:span text:style-name="T5">actor </text:span>equals <text:span text:style-name="T5">actor2</text:span> <text:span text:style-name="T3">{</text:span></text:p>
      <text:p text:style-name="P7"><text:s text:c="15"/><text:span text:style-name="T3">print “separation level is <text:s/></text:span><text:span text:style-name="T7">level” </text:span></text:p>
      <text:p text:style-name="P8"><text:s text:c="15"/>print “<text:span text:style-name="T5">actor2</text:span> was in <text:span text:style-name="T5">film</text:span> with <text:span text:style-name="T5">actor </text:span><text:span text:style-name="T12">with</text:span><text:span text:style-name="T8"> actor1 </text:span><text:span text:style-name="T14">and</text:span><text:span text:style-name="T10"> actor2</text:span><text:span text:style-name="T5">” <text:s text:c="2"/></text:span><text:s text:c="13"/></text:p>
      <text:p text:style-name="P8"><text:s text:c="15"/>return <text:span text:style-name="T8">actor</text:span></text:p>
      <text:p text:style-name="P6"><text:s text:c="9"/><text:span text:style-name="T3">} else</text:span></text:p>
      <text:p text:style-name="P6"><text:s text:c="14"/><text:span text:style-name="T3">add (</text:span><text:span text:style-name="T7">actor</text:span><text:span text:style-name="T3">, </text:span><text:span text:style-name="T7">film</text:span><text:span text:style-name="T3">) to actorfilmlist</text:span></text:p>
      <text:p text:style-name="P6"><text:s text:c="8"/><text:span text:style-name="T16">}</text:span></text:p>
      <text:p text:style-name="P6"><text:s text:c="4"/><text:span text:style-name="T3">}</text:span></text:p>
      <text:p text:style-name="P7">// <text:span text:style-name="T3">not found, otherwise program does not continue here:</text:span></text:p>
      <text:p text:style-name="P7"><text:s text:c="11"/><text:span text:style-name="T3">if (</text:span><text:span text:style-name="T7">level</text:span><text:span text:style-name="T3"> == maxlevel) {</text:span></text:p>
      <text:p text:style-name="P7"><text:span text:style-name="T3"><text:s text:c="20"/>print “max level reached, no connection”</text:span></text:p>
      <text:p text:style-name="P7"><text:s text:c="20"/><text:span text:style-name="T3">return null</text:span></text:p>
      <text:p text:style-name="P7"><text:s text:c="11"/><text:span text:style-name="T4">} else {</text:span></text:p>
      <text:p text:style-name="P12"><text:s text:c="11"/><text:span text:style-name="T3">for all </text:span><text:span text:style-name="T7">actor</text:span><text:span text:style-name="T3"> <text:s/>in actorfilmlist: // see if any of those actors is connected to actor2 {</text:span></text:p>
      <text:p text:style-name="P12"><text:s text:c="16"/><text:span text:style-name="T4">foundactor = Check( </text:span><text:span text:style-name="T6">actor</text:span><text:span text:style-name="T4">, </text:span><text:span text:style-name="T6">actor2</text:span><text:span text:style-name="T4">, </text:span><text:span text:style-name="T6">level</text:span><text:span text:style-name="T4"> + 1) </text:span></text:p>
      <text:p text:style-name="P12"><text:s text:c="16"/><text:span text:style-name="T3">if <text:s text:c="2"/>(foundactor != null) { <text:s/>// relation between </text:span><text:span text:style-name="T7">actor</text:span><text:span text:style-name="T3"> and </text:span><text:span text:style-name="T7">actor2 </text:span><text:span text:style-name="T13">via</text:span><text:span text:style-name="T9"> foundactor</text:span></text:p>
      <text:p text:style-name="P12"><text:s text:c="22"/><text:span text:style-name="T4">find any film </text:span><text:span text:style-name="T6">film</text:span><text:span text:style-name="T4"> for </text:span><text:span text:style-name="T6">actor</text:span><text:span text:style-name="T4"> within the actorfilmlist</text:span></text:p>
      <text:p text:style-name="P12"><text:s text:c="22"/><text:span text:style-name="T3">print <text:s/>“</text:span><text:span text:style-name="T7">actor1</text:span><text:span text:style-name="T3"> was in <text:s/></text:span><text:span text:style-name="T7">film </text:span><text:span text:style-name="T3"><text:s/>with </text:span><text:span text:style-name="T9">foundactor” <text:s text:c="22"/></text:span></text:p>
      <text:p text:style-name="P12"><text:span text:style-name="T7"><text:tab/> <text:s text:c="7"/></text:span><text:span text:style-name="T12">return</text:span><text:span text:style-name="T8"> </text:span><text:span text:style-name="T9">actor</text:span></text:p>
      <text:p text:style-name="P12"><text:s text:c="16"/><text:span text:style-name="T3">} </text:span></text:p>
      <text:p text:style-name="P12"><text:s text:c="10"/><text:span text:style-name="T11">} </text:span></text:p>
      <text:p text:style-name="P12"><text:s text:c="10"/><text:span text:style-name="T15">return null;</text:span></text:p>
      <text:p text:style-name="P7"><text:s text:c="9"/><text:span text:style-name="T11">}</text:span></text:p>
      <text:p text:style-name="P7"/>
      <text:p text:style-name="P7"><text:span text:style-name="T3"><text:s text:c="1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aan Bakker</meta:initial-creator>
    <meta:creation-date>2019-07-30T10:37:33</meta:creation-date>
    <dc:date>2019-08-01T10:05:46.331340420</dc:date>
    <meta:editing-duration>PT2H39M20S</meta:editing-duration>
    <meta:editing-cycles>12</meta:editing-cycles>
    <meta:generator>LibreOffice/6.2.5.2$MacOSX_X86_64 LibreOffice_project/1ec314fa52f458adc18c4f025c545a4e8b22c159</meta:generator>
    <meta:document-statistic meta:table-count="0" meta:image-count="0" meta:object-count="0" meta:page-count="3" meta:paragraph-count="49" meta:word-count="591" meta:character-count="3698" meta:non-whitespace-character-count="2782"/>
  </office:meta>
</office:document-meta>
</file>